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General Error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nfig successfully appli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fig file can’t be open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Config value error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0:38:53.475585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5T13:53:11.005394553</dc:date>
    <meta:editing-duration>P1DT15H48M23S</meta:editing-duration>
    <meta:editing-cycles>39</meta:editing-cycles>
    <meta:document-statistic meta:table-count="4" meta:cell-count="1089" meta:object-count="0"/>
  </office:meta>
</office:document-meta>
</file>